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1.638cm" fo:margin-left="1.866cm" table:align="left"/>
    </style:style>
    <style:style style:name="Tabla2.A" style:family="table-column">
      <style:table-column-properties style:column-width="3.66cm"/>
    </style:style>
    <style:style style:name="Tabla2.B" style:family="table-column">
      <style:table-column-properties style:column-width="4.242cm"/>
    </style:style>
    <style:style style:name="Tabla2.C" style:family="table-column">
      <style:table-column-properties style:column-width="3.73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3.404cm" fo:margin-left="0.804cm" table:align="left"/>
    </style:style>
    <style:style style:name="Tabla1.A" style:family="table-column">
      <style:table-column-properties style:column-width="2.99cm"/>
    </style:style>
    <style:style style:name="Tabla1.B" style:family="table-column">
      <style:table-column-properties style:column-width="10.41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language="en" fo:country="US" fo:font-weight="bold" officeooo:rsid="004d703c" officeooo:paragraph-rsid="00285ae7" style:font-weight-asian="bold" style:font-weight-complex="bold"/>
    </style:style>
    <style:style style:name="P2" style:family="paragraph" style:parent-style-name="Standard">
      <style:text-properties style:font-name="Arial" fo:language="en" fo:country="US" fo:font-weight="bold" officeooo:rsid="00285ae7" officeooo:paragraph-rsid="002b68d9" style:font-weight-asian="bold" style:font-weight-complex="bold"/>
    </style:style>
    <style:style style:name="P3" style:family="paragraph" style:parent-style-name="Standard">
      <style:text-properties style:font-name="Arial" fo:language="en" fo:country="US" officeooo:rsid="00178fce" officeooo:paragraph-rsid="00285ae7"/>
    </style:style>
    <style:style style:name="P4" style:family="paragraph" style:parent-style-name="Standard">
      <style:text-properties style:font-name="Arial" fo:language="en" fo:country="US" officeooo:rsid="0024edaf" officeooo:paragraph-rsid="00285ae7"/>
    </style:style>
    <style:style style:name="P5" style:family="paragraph" style:parent-style-name="Standard">
      <style:text-properties style:font-name="Arial" fo:language="en" fo:country="US" officeooo:rsid="0029438b" officeooo:paragraph-rsid="00285ae7"/>
    </style:style>
    <style:style style:name="P6" style:family="paragraph" style:parent-style-name="Standard">
      <style:text-properties style:font-name="Arial" fo:language="en" fo:country="US" officeooo:rsid="00285ae7" officeooo:paragraph-rsid="002b68d9"/>
    </style:style>
    <style:style style:name="P7" style:family="paragraph" style:parent-style-name="Standard">
      <style:text-properties style:font-name="Arial" fo:font-size="12pt" fo:language="en" fo:country="US" fo:font-style="normal" style:text-underline-style="none" fo:font-weight="bold" officeooo:rsid="0029acc2" officeooo:paragraph-rsid="002b68d9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Arial1" fo:font-size="12pt" fo:language="en" fo:country="US" fo:font-style="normal" style:text-underline-style="none" officeooo:rsid="0022887f" officeooo:paragraph-rsid="00285ae7" style:font-size-asian="10.5pt" style:font-style-asian="normal" style:font-size-complex="12pt" style:font-style-complex="normal"/>
    </style:style>
    <style:style style:name="P9" style:family="paragraph" style:parent-style-name="Standard">
      <style:text-properties style:font-name="Arial1" fo:language="en" fo:country="US" style:text-underline-style="none" officeooo:rsid="00263aa3" officeooo:paragraph-rsid="00285ae7"/>
    </style:style>
    <style:style style:name="P10" style:family="paragraph" style:parent-style-name="Standard">
      <style:paragraph-properties fo:break-before="page"/>
      <style:text-properties style:font-name="Arial" fo:language="en" fo:country="US" fo:font-weight="bold" officeooo:rsid="002b68d9" officeooo:paragraph-rsid="002b68d9" style:font-weight-asian="bold" style:font-weight-complex="bold"/>
    </style:style>
    <style:style style:name="P11" style:family="paragraph" style:parent-style-name="Table_20_Contents">
      <style:text-properties style:font-name="Arial" fo:language="en" fo:country="US" fo:font-weight="bold" officeooo:rsid="001f382c" officeooo:paragraph-rsid="00285ae7" style:font-weight-asian="bold" style:font-weight-complex="bold"/>
    </style:style>
    <style:style style:name="P12" style:family="paragraph" style:parent-style-name="Table_20_Contents">
      <style:text-properties style:font-name="Arial" fo:language="en" fo:country="US" fo:font-weight="bold" officeooo:rsid="0022887f" officeooo:paragraph-rsid="00285ae7" style:font-weight-asian="bold" style:font-weight-complex="bold"/>
    </style:style>
    <style:style style:name="P13" style:family="paragraph" style:parent-style-name="Table_20_Contents">
      <style:text-properties style:font-name="Arial" fo:language="en" fo:country="US" officeooo:rsid="001f382c" officeooo:paragraph-rsid="00285ae7"/>
    </style:style>
    <style:style style:name="P14" style:family="paragraph" style:parent-style-name="Table_20_Contents">
      <style:text-properties style:font-name="Arial" fo:language="en" fo:country="US" officeooo:rsid="0022887f" officeooo:paragraph-rsid="00285ae7"/>
    </style:style>
    <style:style style:name="P15" style:family="paragraph" style:parent-style-name="Table_20_Contents">
      <style:text-properties style:font-name="Arial" fo:language="en" fo:country="US" officeooo:rsid="0029438b" officeooo:paragraph-rsid="00285ae7"/>
    </style:style>
    <style:style style:name="P16" style:family="paragraph" style:parent-style-name="Table_20_Contents">
      <style:text-properties style:font-name="Arial" fo:language="en" fo:country="US" officeooo:rsid="00528d52" officeooo:paragraph-rsid="00285ae7"/>
    </style:style>
    <style:style style:name="P17" style:family="paragraph" style:parent-style-name="Standard">
      <style:text-properties style:font-name="Arial" fo:language="en" fo:country="US" fo:font-weight="normal" officeooo:rsid="004d703c" officeooo:paragraph-rsid="00285ae7" style:font-weight-asian="normal" style:font-weight-complex="normal"/>
    </style:style>
    <style:style style:name="P18" style:family="paragraph" style:parent-style-name="Standard">
      <style:text-properties style:font-name="Arial" fo:language="en" fo:country="US" fo:font-weight="normal" officeooo:rsid="00285ae7" officeooo:paragraph-rsid="002b68d9" style:font-weight-asian="normal" style:font-weight-complex="normal"/>
    </style:style>
    <style:style style:name="P19" style:family="paragraph" style:parent-style-name="Standard">
      <style:text-properties style:font-name="Arial" fo:language="en" fo:country="US" fo:font-weight="normal" officeooo:rsid="0029acc2" officeooo:paragraph-rsid="002b68d9" style:font-weight-asian="normal" style:font-weight-complex="normal"/>
    </style:style>
    <style:style style:name="P20" style:family="paragraph" style:parent-style-name="Standard">
      <style:text-properties style:font-name="Arial" fo:language="en" fo:country="US" fo:font-weight="normal" officeooo:rsid="001e0e44" officeooo:paragraph-rsid="00232158" style:font-weight-asian="normal" style:font-weight-complex="normal"/>
    </style:style>
    <style:style style:name="P21" style:family="paragraph" style:parent-style-name="Standard">
      <style:text-properties style:font-name="Arial" fo:language="en" fo:country="US" fo:font-weight="normal" officeooo:rsid="002dd282" officeooo:paragraph-rsid="002dd282" style:font-weight-asian="normal" style:font-weight-complex="normal"/>
    </style:style>
    <style:style style:name="P22" style:family="paragraph" style:parent-style-name="Standard">
      <style:text-properties style:font-name="Arial" fo:language="en" fo:country="US" fo:font-weight="normal" officeooo:rsid="002deb7b" officeooo:paragraph-rsid="002deb7b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1e0e44" officeooo:paragraph-rsid="001e0e44" style:font-weight-asian="bold" style:font-weight-complex="bold"/>
    </style:style>
    <style:style style:name="P24" style:family="paragraph" style:parent-style-name="Standard">
      <style:text-properties style:font-name="Arial" fo:language="en" fo:country="US" fo:font-weight="bold" officeooo:rsid="001e0e44" officeooo:paragraph-rsid="001e0e44" style:font-weight-asian="bold" style:font-weight-complex="bold"/>
    </style:style>
    <style:style style:name="P25" style:family="paragraph" style:parent-style-name="Standard">
      <style:text-properties style:font-name="Arial" fo:language="en" fo:country="US" fo:font-weight="bold" officeooo:rsid="001f2142" officeooo:paragraph-rsid="001f2142" style:font-weight-asian="bold" style:font-weight-complex="bold"/>
    </style:style>
    <style:style style:name="P26" style:family="paragraph" style:parent-style-name="Standard">
      <style:text-properties style:font-name="Arial" fo:language="en" fo:country="US" fo:font-weight="bold" officeooo:rsid="00203727" officeooo:paragraph-rsid="00203727" style:font-weight-asian="bold" style:font-weight-complex="bold"/>
    </style:style>
    <style:style style:name="P27" style:family="paragraph" style:parent-style-name="Standard">
      <style:text-properties style:font-name="Arial" fo:language="en" fo:country="US" fo:font-weight="bold" officeooo:rsid="002f6c41" officeooo:paragraph-rsid="002f6c41" style:font-weight-asian="bold" style:font-weight-complex="bold"/>
    </style:style>
    <style:style style:name="P28" style:family="paragraph" style:parent-style-name="Standard">
      <style:text-properties style:font-name="Arial" fo:language="en" fo:country="US" officeooo:rsid="001e0e44" officeooo:paragraph-rsid="001e0e44"/>
    </style:style>
    <style:style style:name="P29" style:family="paragraph" style:parent-style-name="Standard">
      <style:text-properties style:font-name="Arial" fo:language="en" fo:country="US" officeooo:rsid="001e0e44" officeooo:paragraph-rsid="00232158"/>
    </style:style>
    <style:style style:name="P30" style:family="paragraph" style:parent-style-name="Standard">
      <style:text-properties style:font-name="Arial" fo:language="en" fo:country="US" officeooo:rsid="0026bad3" officeooo:paragraph-rsid="0026bad3"/>
    </style:style>
    <style:style style:name="P31" style:family="paragraph" style:parent-style-name="Standard">
      <style:text-properties style:font-name="Arial" fo:language="en" fo:country="US" officeooo:rsid="001f2142" officeooo:paragraph-rsid="001f2142"/>
    </style:style>
    <style:style style:name="P32" style:family="paragraph" style:parent-style-name="Standard">
      <style:text-properties style:font-name="Arial" fo:language="en" fo:country="US" officeooo:rsid="002582a7" officeooo:paragraph-rsid="002582a7"/>
    </style:style>
    <style:style style:name="P33" style:family="paragraph" style:parent-style-name="Standard">
      <style:text-properties style:font-name="Arial" fo:language="en" fo:country="US" officeooo:rsid="0026a022" officeooo:paragraph-rsid="0026a022"/>
    </style:style>
    <style:style style:name="P34" style:family="paragraph" style:parent-style-name="Standard">
      <style:text-properties style:font-name="Arial" fo:language="en" fo:country="US" officeooo:rsid="00203727" officeooo:paragraph-rsid="00203727"/>
    </style:style>
    <style:style style:name="P35" style:family="paragraph" style:parent-style-name="Standard">
      <style:text-properties style:font-name="Arial" fo:language="en" fo:country="US" officeooo:rsid="00203727" officeooo:paragraph-rsid="00216cbc"/>
    </style:style>
    <style:style style:name="P36" style:family="paragraph" style:parent-style-name="Standard">
      <style:text-properties style:font-name="Arial" fo:language="en" fo:country="US" officeooo:rsid="0020b833" officeooo:paragraph-rsid="0020b833"/>
    </style:style>
    <style:style style:name="P37" style:family="paragraph" style:parent-style-name="Standard">
      <style:text-properties style:font-name="Arial" fo:language="en" fo:country="US" officeooo:rsid="00216cbc" officeooo:paragraph-rsid="00216cbc"/>
    </style:style>
    <style:style style:name="P38" style:family="paragraph" style:parent-style-name="Standard">
      <style:text-properties style:font-name="Arial" fo:language="en" fo:country="US" officeooo:rsid="002c650b" officeooo:paragraph-rsid="002c650b"/>
    </style:style>
    <style:style style:name="P39" style:family="paragraph" style:parent-style-name="Standard">
      <style:text-properties style:font-name="Arial" fo:language="en" fo:country="US" officeooo:rsid="00178fce" officeooo:paragraph-rsid="00285ae7"/>
    </style:style>
    <style:style style:name="P40" style:family="paragraph" style:parent-style-name="Standard">
      <style:paragraph-properties fo:text-align="center" style:justify-single-word="false"/>
      <style:text-properties style:font-name="Arial" fo:font-size="18pt" fo:language="en" fo:country="US" fo:font-weight="bold" officeooo:rsid="001d6766" officeooo:paragraph-rsid="001d6766" style:font-size-asian="18pt" style:font-weight-asian="bold" style:font-size-complex="18pt" style:font-weight-complex="bold"/>
    </style:style>
    <style:style style:name="P41" style:family="paragraph" style:parent-style-name="Standard">
      <style:text-properties fo:language="en" fo:country="US"/>
    </style:style>
    <style:style style:name="P42" style:family="paragraph" style:parent-style-name="Standard">
      <style:paragraph-properties fo:break-before="page"/>
      <style:text-properties style:font-name="Arial" fo:language="en" fo:country="US" fo:font-weight="bold" officeooo:rsid="001e0e44" officeooo:paragraph-rsid="00232158" style:font-weight-asian="bold" style:font-weight-complex="bold"/>
    </style:style>
    <style:style style:name="P43" style:family="paragraph" style:parent-style-name="Standard">
      <style:paragraph-properties fo:break-before="page"/>
      <style:text-properties style:font-name="Arial" fo:language="en" fo:country="US" fo:font-weight="bold" officeooo:rsid="00203727" officeooo:paragraph-rsid="00203727" style:font-weight-asian="bold" style:font-weight-complex="bold"/>
    </style:style>
    <style:style style:name="P44" style:family="paragraph" style:parent-style-name="Standard">
      <style:paragraph-properties fo:break-before="page"/>
      <style:text-properties style:font-name="Arial" fo:language="en" fo:country="US" officeooo:rsid="00178fce" officeooo:paragraph-rsid="00285ae7"/>
    </style:style>
    <style:style style:name="P45" style:family="paragraph" style:parent-style-name="Table_20_Contents">
      <style:text-properties style:font-name="Arial" officeooo:rsid="002dd282" officeooo:paragraph-rsid="002dd282"/>
    </style:style>
    <style:style style:name="P46" style:family="paragraph" style:parent-style-name="Table_20_Contents">
      <style:text-properties style:font-name="Arial" officeooo:rsid="002deb7b" officeooo:paragraph-rsid="002deb7b"/>
    </style:style>
    <style:style style:name="P47" style:family="paragraph" style:parent-style-name="Table_20_Contents">
      <style:text-properties style:font-name="Arial" fo:font-weight="bold" officeooo:rsid="002dd282" officeooo:paragraph-rsid="002dd282" style:font-weight-asian="bold" style:font-weight-complex="bold"/>
    </style:style>
    <style:style style:name="P48" style:family="paragraph">
      <style:paragraph-properties fo:text-align="center"/>
    </style:style>
    <style:style style:name="P49" style:family="paragraph">
      <loext:graphic-properties draw:fill-color="#99ffff"/>
      <style:paragraph-properties fo:text-align="center"/>
      <style:text-properties fo:color="#000000" style:font-size-asian="10.5pt"/>
    </style:style>
    <style:style style:name="P50" style:family="paragraph">
      <loext:graphic-properties draw:fill-color="#ffff66"/>
      <style:text-properties fo:font-size="12pt"/>
    </style:style>
    <style:style style:name="P51" style:family="paragraph">
      <loext:graphic-properties draw:fill-color="#66ff00"/>
      <style:paragraph-properties fo:text-align="center"/>
      <style:text-properties style:font-name="Arial1" fo:font-size="8pt" style:font-size-asian="8pt" style:font-size-complex="8pt"/>
    </style:style>
    <style:style style:name="P52" style:family="paragraph">
      <loext:graphic-properties draw:fill-color="#ccffcc"/>
      <style:paragraph-properties fo:text-align="center"/>
      <style:text-properties style:font-name="Arial1" fo:font-size="8pt" style:font-size-asian="8pt" style:font-size-complex="8pt"/>
    </style:style>
    <style:style style:name="P53" style:family="paragraph">
      <loext:graphic-properties draw:fill-color="#ffff66"/>
      <style:paragraph-properties fo:text-align="center"/>
      <style:text-properties style:font-name="Arial1" fo:font-size="8pt" style:font-size-asian="8pt" style:font-size-complex="8pt"/>
    </style:style>
    <style:style style:name="P54" style:family="paragraph">
      <loext:graphic-properties draw:fill-color="#66ffff"/>
      <style:paragraph-properties fo:text-align="center"/>
      <style:text-properties style:font-name="Arial1" fo:font-size="8pt" style:font-size-asian="8pt" style:font-size-complex="8pt"/>
    </style:style>
    <style:style style:name="P55" style:family="paragraph">
      <loext:graphic-properties draw:fill-color="#99ff66"/>
      <style:paragraph-properties fo:text-align="center"/>
      <style:text-properties fo:font-size="12pt"/>
    </style:style>
    <style:style style:name="P56" style:family="paragraph">
      <loext:graphic-properties draw:fill-color="#ff0000"/>
      <style:paragraph-properties fo:text-align="center"/>
    </style:style>
    <style:style style:name="T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" style:family="text">
      <style:text-properties style:text-position="super 58%" style:font-name="Liberation Mono" fo:font-size="11pt" fo:font-style="normal" fo:font-weight="normal" style:font-size-asian="11pt" style:font-style-asian="normal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85ae7" style:font-weight-asian="normal" style:font-weight-complex="normal"/>
    </style:style>
    <style:style style:name="T5" style:family="text">
      <style:text-properties fo:font-weight="normal" officeooo:rsid="0029acc2" style:font-weight-asian="normal" style:font-weight-complex="normal"/>
    </style:style>
    <style:style style:name="T6" style:family="text">
      <style:text-properties fo:font-weight="normal" officeooo:rsid="002b68d9" style:font-weight-asian="normal" style:font-weight-complex="normal"/>
    </style:style>
    <style:style style:name="T7" style:family="text">
      <style:text-properties officeooo:rsid="0026a022"/>
    </style:style>
    <style:style style:name="T8" style:family="text">
      <style:text-properties officeooo:rsid="0026bad3"/>
    </style:style>
    <style:style style:name="T9" style:family="text">
      <style:text-properties officeooo:rsid="0022f48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0b37b" style:font-weight-asian="bold" style:font-weight-complex="bold"/>
    </style:style>
    <style:style style:name="T12" style:family="text">
      <style:text-properties officeooo:rsid="00528d52"/>
    </style:style>
    <style:style style:name="T13" style:family="text">
      <style:text-properties officeooo:rsid="0020af03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officeooo:rsid="00263aa3"/>
    </style:style>
    <style:style style:name="T16" style:family="text">
      <style:text-properties officeooo:rsid="00285ae7"/>
    </style:style>
    <style:style style:name="T17" style:family="text">
      <style:text-properties officeooo:rsid="002c650b"/>
    </style:style>
    <style:style style:name="T18" style:family="text">
      <style:text-properties officeooo:rsid="002deb7b"/>
    </style:style>
    <style:style style:name="T19" style:family="text">
      <style:text-properties fo:color="#000000" style:font-size-asian="10.5pt"/>
    </style:style>
    <style:style style:name="T20" style:family="text">
      <style:text-properties style:font-name="Arial1" fo:font-size="8pt" style:font-size-asian="8pt" style:font-size-complex="8pt"/>
    </style:style>
    <style:style style:name="gr1" style:family="graphic">
      <style:graphic-properties svg:stroke-color="#000000" draw:fill-color="#99ffff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66" draw:textarea-horizontal-align="justify" draw:textarea-vertical-align="middle" draw:auto-grow-height="false" fo:min-height="2.307cm" fo:min-width="16.711cm" style:run-through="foreground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66ff00" draw:textarea-horizontal-align="justify" draw:textarea-vertical-align="middle" draw:auto-grow-height="false" fo:min-height="0.931cm" fo:min-width="1.688cm" style:run-through="foreground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ccffcc" draw:textarea-horizontal-align="justify" draw:textarea-vertical-align="middle" draw:auto-grow-height="false" fo:min-height="0.93cm" fo:min-width="1.686cm" style:run-through="foreground" style:vertical-pos="from-top" style:vertical-rel="paragraph" style:horizontal-pos="from-left" style:horizontal-rel="paragraph"/>
    </style:style>
    <style:style style:name="gr5" style:family="graphic">
      <style:graphic-properties svg:stroke-color="#ffff99" draw:fill-color="#ffff66" draw:textarea-horizontal-align="justify" draw:textarea-vertical-align="middle" draw:auto-grow-height="false" fo:min-height="0.931cm" fo:min-width="3.298cm" style:run-through="foreground" style:vertical-pos="from-top" style:vertical-rel="paragraph" style:horizontal-pos="from-left" style:horizontal-rel="paragraph"/>
    </style:style>
    <style:style style:name="gr6" style:family="graphic">
      <style:graphic-properties svg:stroke-color="#ffff99" draw:fill-color="#ffff66" draw:textarea-horizontal-align="justify" draw:textarea-vertical-align="middle" draw:auto-grow-height="false" fo:min-height="0.933cm" fo:min-width="2.595cm" style:run-through="foreground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66ffff" draw:textarea-horizontal-align="justify" draw:textarea-vertical-align="middle" draw:auto-grow-height="false" fo:min-height="0.931cm" fo:min-width="1.688cm" style:run-through="foreground" style:vertical-pos="from-top" style:vertical-rel="paragraph" style:horizontal-pos="from-left" style:horizontal-rel="paragraph"/>
    </style:style>
    <style:style style:name="gr8" style:family="graphic">
      <style:graphic-properties style:run-through="foreground" style:vertical-pos="from-top" style:vertical-rel="paragraph" style:horizontal-pos="from-left" style:horizontal-rel="paragraph"/>
    </style:style>
    <style:style style:name="gr9" style:family="graphic">
      <style:graphic-properties draw:fill-color="#99ff66" draw:textarea-horizontal-align="center" draw:textarea-vertical-align="middle" style:run-through="foreground"/>
    </style:style>
    <style:style style:name="gr10" style:family="graphic">
      <style:graphic-properties svg:stroke-color="#ff0000" draw:fill-color="#ff0000" draw:textarea-horizontal-align="justify" draw:textarea-vertical-align="middle" draw:auto-grow-height="false" fo:min-height="0.265cm" fo:min-width="0.265cm" style:run-through="foreground"/>
    </style:style>
    <style:style style:name="gr11" style:family="graphic">
      <style:graphic-properties svg:stroke-color="#ffff99" draw:fill-color="#ffff66" draw:textarea-horizontal-align="justify" draw:textarea-vertical-align="middle" draw:auto-grow-height="false" fo:min-height="0.93cm" fo:min-width="3.581cm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PSC 223N <text:s/>Assignment 6</text:p>
      <text:p text:style-name="P23">Ricochet Ball</text:p>
      <text:p text:style-name="P28"/>
      <text:p text:style-name="P28"/>
      <text:p text:style-name="P24">Introduction</text:p>
      <text:p text:style-name="P28"/>
      <text:p text:style-name="P28">This assignment is about building something similar to a billiard table. <text:s/>In a real billiard table the ball eventually slows and stops due to friction. <text:s/>In this program the<text:span text:style-name="T17">r</text:span>e is no friction and a ball can continue ricocheting forever.</text:p>
      <text:p text:style-name="P28"/>
      <text:p text:style-name="P24">Initial user layout</text:p>
      <text:p text:style-name="P28"/>
      <text:p text:style-name="P30">Build this program in C Sharp. <text:s/>Put your name where Santa Claus is now.</text:p>
      <text:p text:style-name="P28"/>
      <text:p text:style-name="P28"><draw:rect text:anchor-type="paragraph" draw:z-index="0" draw:style-name="gr1" draw:text-style-name="P49" svg:width="16.698cm" svg:height="1.595cm" svg:x="0.556cm" svg:y="0.037cm"><text:p text:style-name="P48"><text:span text:style-name="T19">Billiards by Santa Claus</text:span></text:p></draw:rect><draw:g text:anchor-type="paragraph" draw:z-index="7" draw:style-name="gr8"><draw:rect draw:style-name="gr9" draw:text-style-name="P55" svg:width="16.698cm" svg:height="12.851cm" svg:x="0.556cm" svg:y="1.632cm"><text:p/></draw:rect><draw:custom-shape draw:name="Forma3" draw:style-name="gr10" draw:text-style-name="P56" svg:width="0.371cm" svg:height="0.371cm" svg:x="8.37cm" svg:y="7.7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text:anchor-type="paragraph" draw:z-index="1" draw:name="Forma1" draw:style-name="gr2" draw:text-style-name="P50" svg:width="16.712cm" svg:height="2.308cm" svg:x="0.556cm" svg:y="14.482cm"><text:p/><draw:enhanced-geometry svg:viewBox="0 0 21600 21600" draw:type="rectangle" draw:enhanced-path="M 0 0 L 21600 0 21600 21600 0 21600 0 0 Z N"/></draw:custom-shap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><draw:custom-shape text:anchor-type="paragraph" draw:z-index="2" draw:name="Forma2" draw:style-name="gr3" draw:text-style-name="P51" svg:width="1.689cm" svg:height="0.932cm" svg:x="0.891cm" svg:y="10.188cm"><text:p text:style-name="P48"><text:span text:style-name="T20">New Game</text:span></text:p><draw:enhanced-geometry svg:viewBox="0 0 21600 21600" draw:type="rectangle" draw:enhanced-path="M 0 0 L 21600 0 21600 21600 0 21600 0 0 Z N"/></draw:custom-shape><draw:custom-shape text:anchor-type="paragraph" draw:z-index="3" draw:name="Forma2" draw:style-name="gr4" draw:text-style-name="P52" svg:width="1.687cm" svg:height="0.93cm" svg:x="2.9cm" svg:y="10.181cm"><text:p text:style-name="P48"><text:span text:style-name="T20">Next Ball</text:span></text:p><draw:enhanced-geometry svg:viewBox="0 0 21600 21600" draw:type="rectangle" draw:enhanced-path="M 0 0 L 21600 0 21600 21600 0 21600 0 0 Z N"/></draw:custom-shape><draw:custom-shape text:anchor-type="paragraph" draw:z-index="5" draw:name="Forma2" draw:style-name="gr6" draw:text-style-name="P53" svg:width="2.595cm" svg:height="0.934cm" svg:x="12.353cm" svg:y="10.155cm"><text:p text:style-name="P48"><text:span text:style-name="T20">Points earned = <text:s/>3</text:span></text:p><draw:enhanced-geometry svg:viewBox="0 0 21600 21600" draw:type="rectangle" draw:enhanced-path="M 0 0 L 21600 0 21600 21600 0 21600 0 0 Z N"/></draw:custom-shape><draw:custom-shape text:anchor-type="paragraph" draw:z-index="4" draw:name="Forma2" draw:style-name="gr5" draw:text-style-name="P53" svg:width="3.299cm" svg:height="0.932cm" svg:x="8.791cm" svg:y="10.158cm"><text:p text:style-name="P48"><text:span text:style-name="T20">Ball’s location = (564,440)</text:span></text:p><draw:enhanced-geometry svg:viewBox="0 0 21600 21600" draw:type="rectangle" draw:enhanced-path="M 0 0 L 21600 0 21600 21600 0 21600 0 0 Z N"/></draw:custom-shape><draw:custom-shape text:anchor-type="paragraph" draw:z-index="8" draw:name="Forma2" draw:style-name="gr11" draw:text-style-name="P53" svg:width="3.581cm" svg:height="0.93cm" svg:x="4.821cm" svg:y="10.181cm"><text:p text:style-name="P48"><text:span text:style-name="T20">Ball’s speed = 40.0 pix/sec</text:span></text:p><draw:enhanced-geometry svg:viewBox="0 0 21600 21600" draw:type="rectangle" draw:enhanced-path="M 0 0 L 21600 0 21600 21600 0 21600 0 0 Z N"/></draw:custom-shape><draw:custom-shape text:anchor-type="paragraph" draw:z-index="6" draw:name="Forma2" draw:style-name="gr7" draw:text-style-name="P54" svg:width="1.689cm" svg:height="0.932cm" svg:x="15.187cm" svg:y="10.167cm"><text:p text:style-name="P48"><text:span text:style-name="T20">Exit</text:span></text:p><draw:enhanced-geometry svg:viewBox="0 0 21600 21600" draw:type="rectangle" draw:enhanced-path="M 0 0 L 21600 0 21600 21600 0 21600 0 0 Z N"/></draw:custom-shape></text:p>
      <text:p text:style-name="P42">Convention</text:p>
      <text:p text:style-name="P29"/>
      <text:p text:style-name="P20">In this document the user and the player are the same person.</text:p>
      <text:p text:style-name="P25"/>
      <text:p text:style-name="P25"/>
      <text:p text:style-name="P25">Sequence of events</text:p>
      <text:p text:style-name="P31"/>
      <text:p text:style-name="P31">1. <text:s/>The UI shown above appears when the program runs. <text:s/>The ball appears in the center of the billiard table (green area).</text:p>
      <text:p text:style-name="P31"/>
      <text:p text:style-name="P32">2. <text:s/>The user has the option of either clicking on New Game or Next Ball. <text:s/>The New Game button causes an initialization: the ball is placed in the center of the billiard table, the location of the ball in C# coordinates is displayed in the lower control panel, <text:span text:style-name="T7">and the number of points earned by the player is set to zero.</text:span></text:p>
      <text:p text:style-name="P32"/>
      <text:p text:style-name="P31"><text:span text:style-name="T7">3</text:span>. <text:s/>The user clicks on <text:span text:style-name="T7">Next</text:span> Ball. <text:s/>The program generates a random angle number, and the ball begins traveling in direction of that angle number at a fixed initial speed.</text:p>
      <text:p text:style-name="P31"/>
      <text:p text:style-name="P31"><text:span text:style-name="T7">4</text:span>. <text:s/>When the ball hits the edge of the billiard table it ricochets off the wall. <text:s/>If there is no intervention from outside forces the ball may continue ricocheting off the walls forever.</text:p>
      <text:p text:style-name="P31"/>
      <text:p text:style-name="P33">5. <text:s/>While the ball is moving its position in C# coordinates is shown at the yellow control panel.</text:p>
      <text:p text:style-name="P31"/>
      <text:p text:style-name="P31"><text:span text:style-name="T7">6</text:span>. <text:s/>While the ball is moving the player should try to “catch the ball” by clicking on it with the mouse. <text:s/>If the player clicks on top of the moving ball then the ball <text:span text:style-name="T7">disintegrates</text:span> into tiny pieces and disappears.</text:p>
      <text:p text:style-name="P31"/>
      <text:p text:style-name="P34"><text:span text:style-name="T7">7</text:span>. <text:s/><text:span text:style-name="T7">After the player catches a ball the number of earned points is incremented by 1. <text:s/></text:span>When the user catches the ball it disappears and a new ball appears in the center of the pool table.</text:p>
      <text:p text:style-name="P34"/>
      <text:p text:style-name="P36"><text:span text:style-name="T7">8</text:span>. <text:s/>When the new ball is waiting in the center of the pool table the player must click on “<text:span text:style-name="T7">Next</text:span> Ball” to make the ball start moving. <text:s/>When the “<text:span text:style-name="T7">Next</text:span> Ball” button has been clicked then the program generates a new random angle and the ball starts moving in that direction at a speed which is 20% larger than the speed of the previous ball.</text:p>
      <text:p text:style-name="P36"/>
      <text:p text:style-name="P36"><text:span text:style-name="T7">9</text:span>. <text:s/>Now iterate steps 4, 5, 6, <text:span text:style-name="T7">7, and 8</text:span> repeatedly.</text:p>
      <text:p text:style-name="P36"/>
      <text:p text:style-name="P30">10. <text:s/>At any time the player may click on “New Game” to re-initialize the game. <text:s/>The clocks will all stop, the point counter will return to 0, and the speed of the ball will return to the original slow speed.</text:p>
      <text:p text:style-name="P36"/>
      <text:p text:style-name="P30">11. <text:s/>At any time the player may click on “Exit” which will stop all the clocks and close the window.</text:p>
      <text:p text:style-name="P34"/>
      <text:p text:style-name="P26"/>
      <text:p text:style-name="P43">Sizes and properties</text:p>
      <text:p text:style-name="P34"/>
      <text:p text:style-name="P34">The billiard ball has a diameter equal to 10 pixels and has a brilliant color like red, orange, or chartreuse.</text:p>
      <text:p text:style-name="P34"/>
      <text:p text:style-name="P34">The speed of the initial ball is small like 40 pixels/second. <text:s/>The speed of each successive ball is 20% faster than the speed of the previous ball. <text:s/><text:span text:style-name="T8">You pick a suitable initial speed.</text:span></text:p>
      <text:p text:style-name="P34"/>
      <text:p text:style-name="P34">Let r represent the speed of the first ball (ball zero). <text:s/>Then the speed of ball number k is </text:p>
      <text:p text:style-name="P37"><text:span text:style-name="T1">r*(1.2)</text:span><text:span text:style-name="T2">k</text:span></text:p>
      <text:p text:style-name="P35"/>
      <text:p text:style-name="P34">The title region at the top of the UI should be small such as 50 pixels high.</text:p>
      <text:p text:style-name="P34"/>
      <text:p text:style-name="P34">The control panel at the bottom should be from 50 to 120 pixels high. <text:s/>You pick a nice height.</text:p>
      <text:p text:style-name="P34"/>
      <text:p text:style-name="P34">The overall size of the UI should be large enough to fill almost all of your monitor.</text:p>
      <text:p text:style-name="P34"/>
      <text:p text:style-name="P30"><text:span text:style-name="T16">The </text:span>Math coordinate system is not used in the program.</text:p>
      <text:p text:style-name="P30"/>
      <text:p text:style-name="P38">The yellow control panel shown on page 1 of this document is rather crowded with objects. <text:s/>Your UI will be wider than it is high. <text:s/>You should be able to fit all those “control objects” horizontally in the yellow band along the bottom of the form.</text:p>
      <text:p text:style-name="P30"/>
      <text:p text:style-name="P30"/>
      <text:p text:style-name="P1">Due date:<text:span text:style-name="T3"> </text:span><text:span text:style-name="T4">December 6</text:span><text:span text:style-name="T3">, 2017. <text:s/>If you complete this assignment by that date you are considered to be fully caught-up with this course.</text:span></text:p>
      <text:p text:style-name="P17"/>
      <text:p text:style-name="P17"/>
      <text:p text:style-name="P3"><text:span text:style-name="T10"/></text:p>
      <text:p text:style-name="P44"><text:span text:style-name="T10">Schedule of events </text:span><text:span text:style-name="T11">for C# programming class</text:span>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Name of event</text:p>
          </table:table-cell>
          <table:table-cell table:style-name="Tabla2.A1" office:value-type="string">
            <text:p text:style-name="P11">Date of event</text:p>
          </table:table-cell>
          <table:table-cell table:style-name="Tabla2.C1" office:value-type="string">
            <text:p text:style-name="P12">Subject area</text:p>
          </table:table-cell>
        </table:table-row>
        <table:table-row>
          <table:table-cell table:style-name="Tabla2.A2" office:value-type="string">
            <text:p text:style-name="P13">Assignment 1</text:p>
          </table:table-cell>
          <table:table-cell table:style-name="Tabla2.A2" office:value-type="string">
            <text:p text:style-name="P13">September 11</text:p>
          </table:table-cell>
          <table:table-cell table:style-name="Tabla2.C2" table:number-rows-spanned="4" office:value-type="string">
            <text:p text:style-name="P14">Interactive user interfaces during first half of the semester.</text:p>
          </table:table-cell>
        </table:table-row>
        <table:table-row>
          <table:table-cell table:style-name="Tabla2.A2" office:value-type="string">
            <text:p text:style-name="P13">Assignment 2</text:p>
          </table:table-cell>
          <table:table-cell table:style-name="Tabla2.A2" office:value-type="string">
            <text:p text:style-name="P13">September 27</text:p>
          </table:table-cell>
          <table:covered-table-cell/>
        </table:table-row>
        <table:table-row>
          <table:table-cell table:style-name="Tabla2.A2" office:value-type="string">
            <text:p text:style-name="P13">Assignment 3</text:p>
          </table:table-cell>
          <table:table-cell table:style-name="Tabla2.A2" office:value-type="string">
            <text:p text:style-name="P13">October 11</text:p>
          </table:table-cell>
          <table:covered-table-cell/>
        </table:table-row>
        <table:table-row>
          <table:table-cell table:style-name="Tabla2.A2" office:value-type="string">
            <text:p text:style-name="P13">Midterm</text:p>
          </table:table-cell>
          <table:table-cell table:style-name="Tabla2.A2" office:value-type="string">
            <text:p text:style-name="P13">October 16</text:p>
          </table:table-cell>
          <table:covered-table-cell/>
        </table:table-row>
        <table:table-row>
          <table:table-cell table:style-name="Tabla2.A2" office:value-type="string">
            <text:p text:style-name="P13">Assignment 4</text:p>
          </table:table-cell>
          <table:table-cell table:style-name="Tabla2.A2" office:value-type="string">
            <text:p text:style-name="P15">November 6</text:p>
          </table:table-cell>
          <table:table-cell table:style-name="Tabla2.C2" table:number-rows-spanned="5" office:value-type="string">
            <text:p text:style-name="P14">Things in motion or animation during the second half of the semester.</text:p>
          </table:table-cell>
        </table:table-row>
        <table:table-row>
          <table:table-cell table:style-name="Tabla2.A2" table:number-columns-spanned="2" office:value-type="string">
            <text:p text:style-name="P16">Thanksgiving vacation November 19-26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3">Assignment 5</text:p>
          </table:table-cell>
          <table:table-cell table:style-name="Tabla2.A2" office:value-type="string">
            <text:p text:style-name="P15">November 2<text:span text:style-name="T12">7</text:span></text:p>
          </table:table-cell>
          <table:covered-table-cell/>
        </table:table-row>
        <table:table-row>
          <table:table-cell table:style-name="Tabla2.A2" office:value-type="string">
            <text:p text:style-name="P13">Assignment 6</text:p>
          </table:table-cell>
          <table:table-cell table:style-name="Tabla2.A2" office:value-type="string">
            <text:p text:style-name="P15">December 6</text:p>
          </table:table-cell>
          <table:covered-table-cell/>
        </table:table-row>
        <table:table-row>
          <table:table-cell table:style-name="Tabla2.A2" office:value-type="string">
            <text:p text:style-name="P13">Final</text:p>
          </table:table-cell>
          <table:table-cell table:style-name="Tabla2.A2" office:value-type="string">
            <text:p text:style-name="P13">December <text:span text:style-name="T13">11 or 13</text:span></text:p>
          </table:table-cell>
          <table:covered-table-cell/>
        </table:table-row>
      </table:table>
      <text:p text:style-name="P4">If you are enrolled in C# at 1pm your final is on Dec 11.</text:p>
      <text:p text:style-name="P4">If you are enrolled in C# at 3pm your final is on Dec 13.</text:p>
      <text:p text:style-name="P5">The same rules apply for the final as for the midterm. <text:s/><text:span text:style-name="T15">You have to be present in the class room at the time of the </text:span><text:span text:style-name="T14">final</text:span><text:span text:style-name="T15">. <text:s/>There is no makeup </text:span><text:span text:style-name="T14">final</text:span><text:span text:style-name="T15"> because I have only one question for the </text:span><text:span text:style-name="T14">final</text:span><text:span text:style-name="T15">. <text:s/>There is no “make up question” period.</text:span></text:p>
      <text:p text:style-name="P9"/>
      <text:p text:style-name="P8">When you are finished working on the assignment do send me the source files and the script file as simple attachments to an email message. <text:s/><text:span text:style-name="T9">Send to: <text:s/>holliday@fullerton.edu </text:span></text:p>
      <text:p text:style-name="P18"/>
      <text:p text:style-name="P18"/>
      <text:p text:style-name="P27">How assignments are evaluated</text:p>
      <text:p text:style-name="P21"/>
      <text:p text:style-name="P22">Each program or assignment is suppose the challenge everyone including even very proficient programmers with lots of experience. <text:s/>If you complete a homework assignment and it does everything described in the assignment document then you are programming at the “A level”. <text:s/>The table below briefly describes the grading standard applied to homework and tests.</text:p>
      <text:p text:style-name="P2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7">Letter grade</text:p>
          </table:table-cell>
          <table:table-cell table:style-name="Tabla1.B1" office:value-type="string">
            <text:p text:style-name="P47"><text:span text:style-name="T18">Program</text:span> performance level</text:p>
          </table:table-cell>
        </table:table-row>
        <table:table-row>
          <table:table-cell table:style-name="Tabla1.A2" office:value-type="string">
            <text:p text:style-name="P45">A</text:p>
          </table:table-cell>
          <table:table-cell table:style-name="Tabla1.B2" office:value-type="string">
            <text:p text:style-name="P45">Program <text:span text:style-name="T18">fully </text:span>meets all the specs in the description</text:p>
          </table:table-cell>
        </table:table-row>
        <table:table-row>
          <table:table-cell table:style-name="Tabla1.A2" office:value-type="string">
            <text:p text:style-name="P45">B</text:p>
          </table:table-cell>
          <table:table-cell table:style-name="Tabla1.B2" office:value-type="string">
            <text:p text:style-name="P45">Program does most of the specs but a key piece of functionality is missing <text:span text:style-name="T18">or is erroneous.</text:span></text:p>
          </table:table-cell>
        </table:table-row>
        <table:table-row>
          <table:table-cell table:style-name="Tabla1.A2" office:value-type="string">
            <text:p text:style-name="P45">C</text:p>
          </table:table-cell>
          <table:table-cell table:style-name="Tabla1.B2" office:value-type="string">
            <text:p text:style-name="P45">Program creates a UI but 2 or more major components are missing</text:p>
          </table:table-cell>
        </table:table-row>
        <table:table-row>
          <table:table-cell table:style-name="Tabla1.A2" office:value-type="string">
            <text:p text:style-name="P45">D</text:p>
          </table:table-cell>
          <table:table-cell table:style-name="Tabla1.B2" office:value-type="string">
            <text:p text:style-name="P45">Program does run; a UI appears; the functionality is either missing completely or perform<text:span text:style-name="T18">s</text:span> incorrectly.</text:p>
          </table:table-cell>
        </table:table-row>
        <table:table-row>
          <table:table-cell table:style-name="Tabla1.A2" office:value-type="string">
            <text:p text:style-name="P45">F</text:p>
          </table:table-cell>
          <table:table-cell table:style-name="Tabla1.B2" office:value-type="string">
            <text:p text:style-name="P46">Program has compiler errors or other major issues such as all crammed into a single file.</text:p>
          </table:table-cell>
        </table:table-row>
      </table:table>
      <text:p text:style-name="P21"/>
      <text:p text:style-name="P22">I hope the above helps to clarify how grades are assigned.</text:p>
      <text:p text:style-name="P10">Computers in your future</text:p>
      <text:p text:style-name="P18"/>
      <text:p text:style-name="P6"><text:span text:style-name="T3">Good luck in your future </text:span><text:span text:style-name="T6">life</text:span><text:span text:style-name="T3"> <text:s/>The semester is almost over and we will be together in the same class room only a few more times. <text:s/>I wish to all of you the greatest success in your future career in computing. <text:s/>It is the best career available anywhere.</text:span></text:p>
      <text:p text:style-name="P18"/>
      <text:p text:style-name="P2"><text:span text:style-name="T3">All of us have ou</text:span><text:span text:style-name="T6">r</text:span><text:span text:style-name="T3"> professional preferences. <text:s/>Some people prefer to be active in database systems, others prefer artificial intelligence, some prefer cyber security, and still others prefer web development. <text:s/>Now you know my preference within Computer Science: yes, </text:span><text:span text:style-name="T5">it is making UI’s with all kinds of graphical outputs. <text:s/>Thanks for being in this class this semester and </text:span><text:span text:style-name="T6">for learning and s</text:span><text:span text:style-name="T5">haring the kinds of programs I like to build.</text:span></text:p>
      <text:p text:style-name="P19"/>
      <text:p text:style-name="P7"><text:span text:style-name="T3">There are many more fun things to do with UIs such as play a video in one portion of the UI, add a sound track in another, draw a moving 3D image in another area, and so on. <text:s/>But, there is finite time in the semester. <text:s/>It is time for some of you to graduate and </text:span><text:span text:style-name="T6">for </text:span><text:span text:style-name="T3">others to move on to next semester. <text:s/>Good luck, and good-bye. <text:s text:c="2"/>From Floyd Holliday on November 15, 20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5:31:33.902347412</meta:creation-date>
    <dc:date>2017-11-16T09:21:38.149848902</dc:date>
    <meta:editing-duration>PT1H38M55S</meta:editing-duration>
    <meta:editing-cycles>12</meta:editing-cycles>
    <meta:generator>LibreOffice/5.3.1.2$Linux_x86 LibreOffice_project/30m0$Build-2</meta:generator>
    <meta:document-statistic meta:table-count="2" meta:image-count="0" meta:object-count="0" meta:page-count="5" meta:paragraph-count="77" meta:word-count="1183" meta:character-count="6460" meta:non-whitespace-character-count="5304"/>
  </office:meta>
</office:document-meta>
</file>